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vid CLM1" svg:font-family="'David CLM'"/>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טבלה2" style:family="table">
      <style:table-properties style:width="17cm" table:align="left"/>
    </style:style>
    <style:style style:name="טבלה2.A" style:family="table-column">
      <style:table-column-properties style:column-width="2.025cm"/>
    </style:style>
    <style:style style:name="טבלה2.B" style:family="table-column">
      <style:table-column-properties style:column-width="14.975cm"/>
    </style:style>
    <style:style style:name="טבלה2.A1" style:family="table-cell">
      <style:table-cell-properties fo:padding="0.049cm" fo:border="none"/>
    </style:style>
    <style:style style:name="טבלה2.2" style:family="table-row">
      <style:table-row-properties style:min-row-height="0.205cm"/>
    </style:style>
    <style:style style:name="טבלה3" style:family="table">
      <style:table-properties style:width="17cm" table:align="left"/>
    </style:style>
    <style:style style:name="טבלה3.A" style:family="table-column">
      <style:table-column-properties style:column-width="2.025cm"/>
    </style:style>
    <style:style style:name="טבלה3.B" style:family="table-column">
      <style:table-column-properties style:column-width="14.975cm"/>
    </style:style>
    <style:style style:name="טבלה3.A1" style:family="table-cell">
      <style:table-cell-properties fo:padding="0.049cm" fo:border="none"/>
    </style:style>
    <style:style style:name="טבלה4" style:family="table">
      <style:table-properties style:width="17cm" table:align="left"/>
    </style:style>
    <style:style style:name="טבלה4.A" style:family="table-column">
      <style:table-column-properties style:column-width="2.025cm"/>
    </style:style>
    <style:style style:name="טבלה4.B" style:family="table-column">
      <style:table-column-properties style:column-width="14.975cm"/>
    </style:style>
    <style:style style:name="טבלה4.A1" style:family="table-cell">
      <style:table-cell-properties fo:padding="0.049cm" fo:border="none"/>
    </style:style>
    <style:style style:name="טבלה5" style:family="table">
      <style:table-properties style:width="17cm" table:align="left"/>
    </style:style>
    <style:style style:name="טבלה5.A" style:family="table-column">
      <style:table-column-properties style:column-width="2.025cm"/>
    </style:style>
    <style:style style:name="טבלה5.B" style:family="table-column">
      <style:table-column-properties style:column-width="14.975cm"/>
    </style:style>
    <style:style style:name="טבלה5.A1" style:family="table-cell">
      <style:table-cell-properties fo:padding="0.049cm" fo:border="none"/>
    </style:style>
    <style:style style:name="טבלה6" style:family="table">
      <style:table-properties style:width="12.381cm" table:align="left"/>
    </style:style>
    <style:style style:name="טבלה6.A" style:family="table-column">
      <style:table-column-properties style:column-width="2.025cm"/>
    </style:style>
    <style:style style:name="טבלה6.B" style:family="table-column">
      <style:table-column-properties style:column-width="10.356cm"/>
    </style:style>
    <style:style style:name="טבלה6.A1" style:family="table-cell">
      <style:table-cell-properties fo:padding="0.049cm" fo:border="none"/>
    </style:style>
    <style:style style:name="טבלה7" style:family="table">
      <style:table-properties style:width="17cm" table:align="left"/>
    </style:style>
    <style:style style:name="טבלה7.A" style:family="table-column">
      <style:table-column-properties style:column-width="2.025cm"/>
    </style:style>
    <style:style style:name="טבלה7.B" style:family="table-column">
      <style:table-column-properties style:column-width="14.975cm"/>
    </style:style>
    <style:style style:name="טבלה7.A1" style:family="table-cell">
      <style:table-cell-properties fo:padding="0.049cm" fo:border="none"/>
    </style:style>
    <style:style style:name="טבלה8" style:family="table">
      <style:table-properties style:width="17cm" table:align="left"/>
    </style:style>
    <style:style style:name="טבלה8.A" style:family="table-column">
      <style:table-column-properties style:column-width="2.025cm"/>
    </style:style>
    <style:style style:name="טבלה8.B" style:family="table-column">
      <style:table-column-properties style:column-width="14.975cm"/>
    </style:style>
    <style:style style:name="טבלה8.A1" style:family="table-cell">
      <style:table-cell-properties fo:padding="0.049cm" fo:border="none"/>
    </style:style>
    <style:style style:name="טבלה9" style:family="table">
      <style:table-properties style:width="16.309cm" table:align="left"/>
    </style:style>
    <style:style style:name="טבלה9.A" style:family="table-column">
      <style:table-column-properties style:column-width="2.025cm"/>
    </style:style>
    <style:style style:name="טבלה9.B" style:family="table-column">
      <style:table-column-properties style:column-width="14.284cm"/>
    </style:style>
    <style:style style:name="טבלה9.A1" style:family="table-cell">
      <style:table-cell-properties fo:padding="0.049cm" fo:border="none"/>
    </style:style>
    <style:style style:name="טבלה10" style:family="table">
      <style:table-properties style:width="17cm" table:align="left"/>
    </style:style>
    <style:style style:name="טבלה10.A" style:family="table-column">
      <style:table-column-properties style:column-width="2.025cm"/>
    </style:style>
    <style:style style:name="טבלה10.B" style:family="table-column">
      <style:table-column-properties style:column-width="14.975cm"/>
    </style:style>
    <style:style style:name="טבלה10.A1" style:family="table-cell">
      <style:table-cell-properties fo:padding="0.049cm" fo:border="none"/>
    </style:style>
    <style:style style:name="P1" style:family="paragraph" style:parent-style-name="Standard">
      <style:paragraph-properties fo:text-align="end" style:justify-single-word="false"/>
      <style:text-properties fo:font-size="14pt" style:text-underline-style="solid" style:text-underline-width="auto" style:text-underline-color="font-color" fo:font-weight="bold" officeooo:rsid="0005d47e" officeooo:paragraph-rsid="0005d47e" style:font-size-asian="12.25pt" style:font-weight-asian="bold" style:font-size-complex="14pt" style:font-weight-complex="bold"/>
    </style:style>
    <style:style style:name="P2" style:family="paragraph" style:parent-style-name="Standard">
      <style:paragraph-properties fo:text-align="end" style:justify-single-word="false"/>
      <style:text-properties fo:font-size="14pt" style:text-underline-style="solid" style:text-underline-width="auto" style:text-underline-color="font-color" fo:font-weight="bold" officeooo:rsid="0006211d" officeooo:paragraph-rsid="0006211d" style:font-size-asian="12.25pt" style:font-weight-asian="bold" style:font-size-complex="14pt" style:font-weight-complex="bold"/>
    </style:style>
    <style:style style:name="P3" style:family="paragraph" style:parent-style-name="Standard">
      <style:paragraph-properties fo:text-align="end" style:justify-single-word="false"/>
      <style:text-properties fo:font-size="14pt" style:text-underline-style="solid" style:text-underline-width="auto" style:text-underline-color="font-color" fo:font-weight="normal" officeooo:rsid="0005d47e" officeooo:paragraph-rsid="0005d47e" style:font-size-asian="12.25pt" style:font-weight-asian="normal" style:font-size-complex="14pt" style:font-weight-complex="normal"/>
    </style:style>
    <style:style style:name="P4" style:family="paragraph" style:parent-style-name="Standard">
      <style:paragraph-properties fo:text-align="end" style:justify-single-word="false"/>
      <style:text-properties fo:font-size="14pt" style:text-underline-style="none" fo:font-weight="normal" officeooo:rsid="00049411" officeooo:paragraph-rsid="00049411" style:font-size-asian="12.25pt" style:font-weight-asian="normal" style:font-size-complex="14pt" style:font-weight-complex="normal"/>
    </style:style>
    <style:style style:name="P5" style:family="paragraph" style:parent-style-name="Standard">
      <style:paragraph-properties fo:text-align="end" style:justify-single-word="false"/>
      <style:text-properties fo:font-size="14pt" style:text-underline-style="none" fo:font-weight="normal" officeooo:rsid="00049411" officeooo:paragraph-rsid="0005d47e" style:font-size-asian="12.25pt" style:font-weight-asian="normal" style:font-size-complex="14pt" style:font-weight-complex="normal"/>
    </style:style>
    <style:style style:name="P6" style:family="paragraph" style:parent-style-name="Standard">
      <style:paragraph-properties fo:text-align="end" style:justify-single-word="false"/>
      <style:text-properties fo:font-size="14pt" style:text-underline-style="none" fo:font-weight="normal" officeooo:rsid="0005d47e" officeooo:paragraph-rsid="0005d47e" style:font-size-asian="12.25pt" style:font-weight-asian="normal" style:font-size-complex="14pt" style:font-weight-complex="normal"/>
    </style:style>
    <style:style style:name="P7" style:family="paragraph" style:parent-style-name="Standard">
      <style:paragraph-properties fo:text-align="end" style:justify-single-word="false"/>
      <style:text-properties fo:font-size="13pt" style:text-underline-style="none" fo:font-weight="normal" officeooo:rsid="00049411" officeooo:paragraph-rsid="00049411"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3pt" style:text-underline-style="none" fo:font-weight="normal" officeooo:rsid="0005d47e" officeooo:paragraph-rsid="0005d47e" style:font-size-asian="13pt" style:font-weight-asian="normal" style:font-size-complex="13pt" style:font-weight-complex="normal"/>
    </style:style>
    <style:style style:name="P9" style:family="paragraph" style:parent-style-name="Standard">
      <style:paragraph-properties fo:text-align="start" style:justify-single-word="false" style:writing-mode="lr-tb"/>
      <style:text-properties fo:font-size="14pt" style:text-underline-style="solid" style:text-underline-width="auto" style:text-underline-color="font-color" fo:font-weight="bold" officeooo:rsid="00049411" officeooo:paragraph-rsid="00049411" style:font-size-asian="12.25pt" style:font-weight-asian="bold" style:font-size-complex="14pt" style:font-weight-complex="bold"/>
    </style:style>
    <style:style style:name="P10" style:family="paragraph" style:parent-style-name="Standard">
      <style:paragraph-properties fo:text-align="center" style:justify-single-word="false" style:writing-mode="lr-tb"/>
      <style:text-properties fo:font-size="14pt" style:text-underline-style="solid" style:text-underline-width="auto" style:text-underline-color="font-color" fo:font-weight="bold" officeooo:rsid="00049411" officeooo:paragraph-rsid="00049411" style:font-size-asian="12.25pt" style:font-weight-asian="bold" style:font-size-complex="14pt"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writing-mode="lr-tb"/>
    </style:style>
    <style:style style:name="P13"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ff" loext:opacity="100%" style:font-name="Times New Roman" fo:font-size="14pt" fo:letter-spacing="normal" fo:font-style="normal" fo:font-weight="bold"/>
    </style:style>
    <style:style style:name="P14" style:family="paragraph" style:parent-style-name="Text_20_body">
      <style:paragraph-properties fo:text-align="start" style:justify-single-word="false" style:writing-mode="lr-tb"/>
      <style:text-properties fo:font-variant="normal" fo:text-transform="none" fo:color="#0000ff" loext:opacity="100%" style:font-name="Times New Roman" fo:font-size="14pt" fo:letter-spacing="normal" fo:font-style="normal" fo:font-weight="bold" officeooo:paragraph-rsid="00049411"/>
    </style:style>
    <style:style style:name="P15" style:family="paragraph" style:parent-style-name="Text_20_body">
      <style:paragraph-properties fo:text-align="start" style:justify-single-word="false" style:writing-mode="lr-t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49411" style:font-size-asian="12.25pt" style:font-weight-asian="normal" style:font-size-complex="14pt" style:font-weight-complex="normal"/>
    </style:style>
    <style:style style:name="T4" style:family="text">
      <style:text-properties fo:color="#0000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פסיקות – INT 21h</text:p>
      <text:p text:style-name="P14">Function 1- Character input with echo</text:p>
      <table:table table:name="טבלה2" table:style-name="טבלה2">
        <table:table-column table:style-name="טבלה2.A"/>
        <table:table-column table:style-name="טבלה2.B"/>
        <table:table-row table:style-name="TableLine2455444859216">
          <table:table-cell table:style-name="טבלה2.A1" office:value-type="string">
            <text:p text:style-name="P12"><text:span text:style-name="Strong_20_Emphasis"><text:span text:style-name="T4">Action:</text:span></text:span></text:p>
          </table:table-cell>
          <table:table-cell table:style-name="טבלה2.A1" office:value-type="string">
            <text:p text:style-name="P12">Reads a character from the standard input device and echoes it to the standard output device.<text:line-break/>If no character is ready it waits until one is available.<text:line-break/>I/O can be re-directed, but prevents detection of OEF.</text:p>
          </table:table-cell>
        </table:table-row>
        <table:table-row table:style-name="טבלה2.2">
          <table:table-cell table:style-name="טבלה2.A1" office:value-type="string">
            <text:p text:style-name="P12"><text:span text:style-name="Strong_20_Emphasis"><text:span text:style-name="T4">On entry:</text:span></text:span></text:p>
          </table:table-cell>
          <table:table-cell table:style-name="טבלה2.A1" office:value-type="string">
            <text:p text:style-name="P12">AH = 01h</text:p>
          </table:table-cell>
        </table:table-row>
        <table:table-row table:style-name="TableLine2455444859216">
          <table:table-cell table:style-name="טבלה2.A1" office:value-type="string">
            <text:p text:style-name="P12"><text:span text:style-name="Strong_20_Emphasis"><text:span text:style-name="T4">Returns:</text:span></text:span></text:p>
          </table:table-cell>
          <table:table-cell table:style-name="טבלה2.A1" office:value-type="string">
            <text:p text:style-name="P12">AL = 8 bit data input</text:p>
          </table:table-cell>
        </table:table-row>
        <table:table-row table:style-name="TableLine2455444859216">
          <table:table-cell table:style-name="טבלה2.A1" office:value-type="string">
            <text:p text:style-name="P12"><text:span text:style-name="Strong_20_Emphasis"><text:span text:style-name="T4">Notes:</text:span></text:span></text:p>
          </table:table-cell>
          <table:table-cell table:style-name="טבלה2.A1" office:value-type="string">
            <text:p text:style-name="P12">Equivalent to CP/M BDOS call 01h, except that if the character is CTRL-C an INT 23h is performed.</text:p>
          </table:table-cell>
        </table:table-row>
      </table:table>
      <text:p text:style-name="P13">Function 2 - Character output</text:p>
      <table:table table:name="טבלה3" table:style-name="טבלה3">
        <table:table-column table:style-name="טבלה3.A"/>
        <table:table-column table:style-name="טבלה3.B"/>
        <table:table-row table:style-name="TableLine2455444844256">
          <table:table-cell table:style-name="טבלה3.A1" office:value-type="string">
            <text:p text:style-name="P12"><text:span text:style-name="Strong_20_Emphasis"><text:span text:style-name="T4">Action:</text:span></text:span></text:p>
          </table:table-cell>
          <table:table-cell table:style-name="טבלה3.A1" office:value-type="string">
            <text:p text:style-name="P12">Outputs a character to the standard output device. I/O can be re-directed, but prevents detection of 'disc full'.</text:p>
          </table:table-cell>
        </table:table-row>
        <table:table-row table:style-name="TableLine2455444844256">
          <table:table-cell table:style-name="טבלה3.A1" office:value-type="string">
            <text:p text:style-name="P12"><text:span text:style-name="Strong_20_Emphasis"><text:span text:style-name="T4">On entry:</text:span></text:span></text:p>
          </table:table-cell>
          <table:table-cell table:style-name="טבלה3.A1" office:value-type="string">
            <text:p text:style-name="P12">AH = 02h<text:line-break/>DL = 8 bit data (usually ASCII character)</text:p>
          </table:table-cell>
        </table:table-row>
        <table:table-row table:style-name="TableLine2455444844256">
          <table:table-cell table:style-name="טבלה3.A1" office:value-type="string">
            <text:p text:style-name="P12"><text:span text:style-name="Strong_20_Emphasis"><text:span text:style-name="T4">Returns:</text:span></text:span></text:p>
          </table:table-cell>
          <table:table-cell table:style-name="טבלה3.A1" office:value-type="string">
            <text:p text:style-name="P12">Nothing</text:p>
          </table:table-cell>
        </table:table-row>
        <table:table-row table:style-name="TableLine2455444844256">
          <table:table-cell table:style-name="טבלה3.A1" office:value-type="string">
            <text:p text:style-name="P12"><text:span text:style-name="Strong_20_Emphasis"><text:span text:style-name="T4">Notes:</text:span></text:span></text:p>
          </table:table-cell>
          <table:table-cell table:style-name="טבלה3.A1" office:value-type="string">
            <text:p text:style-name="P12"> </text:p>
          </table:table-cell>
        </table:table-row>
      </table:table>
      <text:p text:style-name="P13">Function 3- Auxiliary input</text:p>
      <table:table table:name="טבלה4" table:style-name="טבלה4">
        <table:table-column table:style-name="טבלה4.A"/>
        <table:table-column table:style-name="טבלה4.B"/>
        <table:table-row table:style-name="TableLine2455444849968">
          <table:table-cell table:style-name="טבלה4.A1" office:value-type="string">
            <text:p text:style-name="P12"><text:span text:style-name="Strong_20_Emphasis"><text:span text:style-name="T4">Action:</text:span></text:span></text:p>
          </table:table-cell>
          <table:table-cell table:style-name="טבלה4.A1" office:value-type="string">
            <text:p text:style-name="P12">Reads a character from the current auxilliary device.</text:p>
          </table:table-cell>
        </table:table-row>
        <table:table-row table:style-name="TableLine2455444849968">
          <table:table-cell table:style-name="טבלה4.A1" office:value-type="string">
            <text:p text:style-name="P12"><text:span text:style-name="Strong_20_Emphasis"><text:span text:style-name="T4">On entry:</text:span></text:span></text:p>
          </table:table-cell>
          <table:table-cell table:style-name="טבלה4.A1" office:value-type="string">
            <text:p text:style-name="P12">AH = 03h</text:p>
          </table:table-cell>
        </table:table-row>
        <table:table-row table:style-name="TableLine2455444849968">
          <table:table-cell table:style-name="טבלה4.A1" office:value-type="string">
            <text:p text:style-name="P12"><text:span text:style-name="Strong_20_Emphasis"><text:span text:style-name="T4">Returns:</text:span></text:span></text:p>
          </table:table-cell>
          <table:table-cell table:style-name="טבלה4.A1" office:value-type="string">
            <text:p text:style-name="P12">AL = 8 bit data input</text:p>
          </table:table-cell>
        </table:table-row>
        <table:table-row table:style-name="TableLine2455444849968">
          <table:table-cell table:style-name="טבלה4.A1" office:value-type="string">
            <text:p text:style-name="P12"><text:span text:style-name="Strong_20_Emphasis"><text:span text:style-name="T4">Notes:</text:span></text:span></text:p>
          </table:table-cell>
          <table:table-cell table:style-name="טבלה4.A1" office:value-type="string">
            <text:p text:style-name="P12">There is no way to read the status of the serial port or to detect errors through this call, therefore most PC comms packages drive the hardware directly, hence their general incompatibility with the 512.</text:p>
          </table:table-cell>
        </table:table-row>
      </table:table>
      <text:p text:style-name="P13">Function 4- Auxiliary output</text:p>
      <table:table table:name="טבלה5" table:style-name="טבלה5">
        <table:table-column table:style-name="טבלה5.A"/>
        <table:table-column table:style-name="טבלה5.B"/>
        <table:table-row table:style-name="TableLine2455444842624">
          <table:table-cell table:style-name="טבלה5.A1" office:value-type="string">
            <text:p text:style-name="P12"><text:span text:style-name="Strong_20_Emphasis"><text:span text:style-name="T4">Action:</text:span></text:span></text:p>
          </table:table-cell>
          <table:table-cell table:style-name="טבלה5.A1" office:value-type="string">
            <text:p text:style-name="P12">Outputs a character to the current auxiliary device.</text:p>
          </table:table-cell>
        </table:table-row>
        <table:table-row table:style-name="TableLine2455444842624">
          <table:table-cell table:style-name="טבלה5.A1" office:value-type="string">
            <text:p text:style-name="P12"><text:span text:style-name="Strong_20_Emphasis"><text:span text:style-name="T4">On entry:</text:span></text:span></text:p>
          </table:table-cell>
          <table:table-cell table:style-name="טבלה5.A1" office:value-type="string">
            <text:p text:style-name="P12">AH = 04h<text:line-break/>DL = 8 bit data</text:p>
          </table:table-cell>
        </table:table-row>
        <table:table-row table:style-name="TableLine2455444842624">
          <table:table-cell table:style-name="טבלה5.A1" office:value-type="string">
            <text:p text:style-name="P12"><text:span text:style-name="Strong_20_Emphasis"><text:span text:style-name="T4">Returns:</text:span></text:span></text:p>
          </table:table-cell>
          <table:table-cell table:style-name="טבלה5.A1" office:value-type="string">
            <text:p text:style-name="P12">Nothing</text:p>
          </table:table-cell>
        </table:table-row>
        <table:table-row table:style-name="TableLine2455444842624">
          <table:table-cell table:style-name="טבלה5.A1" office:value-type="string">
            <text:p text:style-name="P12"><text:span text:style-name="Strong_20_Emphasis"><text:span text:style-name="T4">Notes:</text:span></text:span></text:p>
          </table:table-cell>
          <table:table-cell table:style-name="טבלה5.A1" office:value-type="string">
            <text:p text:style-name="P12">There is no way to read the status of the serial port or to detect errors through this call. Comments as Function 3.</text:p>
          </table:table-cell>
        </table:table-row>
      </table:table>
      <text:p text:style-name="P13">Function 5- Printer output</text:p>
      <table:table table:name="טבלה6" table:style-name="טבלה6">
        <table:table-column table:style-name="טבלה6.A"/>
        <table:table-column table:style-name="טבלה6.B"/>
        <table:table-row table:style-name="TableLine2454582579280">
          <table:table-cell table:style-name="טבלה6.A1" office:value-type="string">
            <text:p text:style-name="P12"><text:span text:style-name="Strong_20_Emphasis"><text:span text:style-name="T4">Action:</text:span></text:span></text:p>
          </table:table-cell>
          <table:table-cell table:style-name="טבלה6.A1" office:value-type="string">
            <text:p text:style-name="P12">Sends a Character to the current listing device.</text:p>
          </table:table-cell>
        </table:table-row>
        <table:table-row table:style-name="TableLine2454582579280">
          <table:table-cell table:style-name="טבלה6.A1" office:value-type="string">
            <text:p text:style-name="P12"><text:span text:style-name="Strong_20_Emphasis"><text:span text:style-name="T4">On entry:</text:span></text:span></text:p>
          </table:table-cell>
          <table:table-cell table:style-name="טבלה6.A1" office:value-type="string">
            <text:p text:style-name="P12">AH = 05h<text:line-break/>DL = 8 bit data</text:p>
          </table:table-cell>
        </table:table-row>
        <table:table-row table:style-name="TableLine2454582579280">
          <table:table-cell table:style-name="טבלה6.A1" office:value-type="string">
            <text:p text:style-name="P12"><text:span text:style-name="Strong_20_Emphasis"><text:span text:style-name="T4">Returns:</text:span></text:span></text:p>
          </table:table-cell>
          <table:table-cell table:style-name="טבלה6.A1" office:value-type="string">
            <text:p text:style-name="P12">Nothing</text:p>
          </table:table-cell>
        </table:table-row>
        <table:table-row table:style-name="TableLine2454582579280">
          <table:table-cell table:style-name="טבלה6.A1" office:value-type="string">
            <text:p text:style-name="P12"><text:span text:style-name="Strong_20_Emphasis"><text:span text:style-name="T4">Notes:</text:span></text:span></text:p>
          </table:table-cell>
          <table:table-cell table:style-name="טבלה6.A1" office:value-type="string">
            <text:p text:style-name="P12">If the printer is busy this call will wait until the data is sent.<text:line-break/>There is no way to poll the printer status in DOS.</text:p>
          </table:table-cell>
        </table:table-row>
      </table:table>
      <text:p text:style-name="P13"/>
      <text:p text:style-name="P13"/>
      <text:p text:style-name="P13"/>
      <text:p text:style-name="P13"><text:soft-page-break/>Function 6- Direct console I/O</text:p>
      <table:table table:name="טבלה7" table:style-name="טבלה7">
        <table:table-column table:style-name="טבלה7.A"/>
        <table:table-column table:style-name="טבלה7.B"/>
        <table:table-row table:style-name="TableLine2455443563440">
          <table:table-cell table:style-name="טבלה7.A1" office:value-type="string">
            <text:p text:style-name="P12"><text:span text:style-name="Strong_20_Emphasis"><text:span text:style-name="T4">Action:</text:span></text:span></text:p>
          </table:table-cell>
          <table:table-cell table:style-name="טבלה7.A1" office:value-type="string">
            <text:p text:style-name="P12">Reads a character from the standard input device or returns zero if no character available. Also can write a character to the current standard output device. I/O can be redirected but prevents detection of EOF on input or 'disc full' on output.</text:p>
          </table:table-cell>
        </table:table-row>
        <table:table-row table:style-name="TableLine2455443563440">
          <table:table-cell table:style-name="טבלה7.A1" office:value-type="string">
            <text:p text:style-name="P12"><text:span text:style-name="Strong_20_Emphasis"><text:span text:style-name="T4">On entry:</text:span></text:span></text:p>
          </table:table-cell>
          <table:table-cell table:style-name="טבלה7.A1" office:value-type="string">
            <text:p text:style-name="P12">AH = 06h<text:line-break/>DL = function requested: 0Ch to 0FEh = output<text:line-break/>(DL = character to be output)<text:line-break/>0FFh = Input request</text:p>
          </table:table-cell>
        </table:table-row>
        <table:table-row table:style-name="TableLine2455443563440">
          <table:table-cell table:style-name="טבלה7.A1" office:value-type="string">
            <text:p text:style-name="P12"><text:span text:style-name="Strong_20_Emphasis"><text:span text:style-name="T4">Returns:</text:span></text:span></text:p>
          </table:table-cell>
          <table:table-cell table:style-name="טבלה7.A1" office:value-type="string">
            <text:p text:style-name="P12">If output - nothing<text:line-break/>If input - data ready: zero flag clear, AL = 8 bit data<text:line-break/>If data not ready: zero flag set</text:p>
          </table:table-cell>
        </table:table-row>
        <table:table-row table:style-name="TableLine2455443563440">
          <table:table-cell table:style-name="טבלה7.A1" office:value-type="string">
            <text:p text:style-name="P12"><text:span text:style-name="Strong_20_Emphasis"><text:span text:style-name="T4">Notes:</text:span></text:span></text:p>
          </table:table-cell>
          <table:table-cell table:style-name="טבלה7.A1" office:value-type="string">
            <text:p text:style-name="P12">This call ignores CTRL-X.</text:p>
          </table:table-cell>
        </table:table-row>
      </table:table>
      <text:p text:style-name="P13">Function 7 - Unfiltered character input no echo</text:p>
      <table:table table:name="טבלה8" table:style-name="טבלה8">
        <table:table-column table:style-name="טבלה8.A"/>
        <table:table-column table:style-name="טבלה8.B"/>
        <table:table-row table:style-name="TableLine2455443566432">
          <table:table-cell table:style-name="טבלה8.A1" office:value-type="string">
            <text:p text:style-name="P12"><text:span text:style-name="Strong_20_Emphasis"><text:span text:style-name="T4">Action:</text:span></text:span></text:p>
          </table:table-cell>
          <table:table-cell table:style-name="טבלה8.A1" office:value-type="string">
            <text:p text:style-name="P12">Reads a character from the standard input device without echoing it to the display.<text:line-break/>If no character is ready it waits until one is available.</text:p>
          </table:table-cell>
        </table:table-row>
        <table:table-row table:style-name="TableLine2455443566432">
          <table:table-cell table:style-name="טבלה8.A1" office:value-type="string">
            <text:p text:style-name="P12"><text:span text:style-name="Strong_20_Emphasis"><text:span text:style-name="T4">On entry:</text:span></text:span></text:p>
          </table:table-cell>
          <table:table-cell table:style-name="טבלה8.A1" office:value-type="string">
            <text:p text:style-name="P12">AH = 07h</text:p>
          </table:table-cell>
        </table:table-row>
        <table:table-row table:style-name="TableLine2455443566432">
          <table:table-cell table:style-name="טבלה8.A1" office:value-type="string">
            <text:p text:style-name="P12"><text:span text:style-name="Strong_20_Emphasis"><text:span text:style-name="T4">Returns:</text:span></text:span></text:p>
          </table:table-cell>
          <table:table-cell table:style-name="טבלה8.A1" office:value-type="string">
            <text:p text:style-name="P12">AL = 8 bit data input</text:p>
          </table:table-cell>
        </table:table-row>
        <table:table-row table:style-name="TableLine2455443566432">
          <table:table-cell table:style-name="טבלה8.A1" office:value-type="string">
            <text:p text:style-name="P12"><text:span text:style-name="Strong_20_Emphasis"><text:span text:style-name="T4">Notes:</text:span></text:span></text:p>
          </table:table-cell>
          <table:table-cell table:style-name="טבלה8.A1" office:value-type="string">
            <text:p text:style-name="P12">This call ignores CTRL-C, use function 8 if CTRL-C processing is required. There is no CP/M equivalent.</text:p>
          </table:table-cell>
        </table:table-row>
      </table:table>
      <text:p text:style-name="P13">Function 08- Character input with no echo</text:p>
      <table:table table:name="טבלה9" table:style-name="טבלה9">
        <table:table-column table:style-name="טבלה9.A"/>
        <table:table-column table:style-name="טבלה9.B"/>
        <table:table-row table:style-name="TableLine2455443571056">
          <table:table-cell table:style-name="טבלה9.A1" office:value-type="string">
            <text:p text:style-name="P12"><text:span text:style-name="Strong_20_Emphasis"><text:span text:style-name="T4">Action:</text:span></text:span></text:p>
          </table:table-cell>
          <table:table-cell table:style-name="טבלה9.A1" office:value-type="string">
            <text:p text:style-name="P12">Reads a character from the standard input device without copying it to the display.<text:line-break/><text:line-break/>If no character is ready it waits until one is available.</text:p>
          </table:table-cell>
        </table:table-row>
        <table:table-row table:style-name="TableLine2455443571056">
          <table:table-cell table:style-name="טבלה9.A1" office:value-type="string">
            <text:p text:style-name="P12"><text:span text:style-name="Strong_20_Emphasis"><text:span text:style-name="T4">On entry:</text:span></text:span></text:p>
          </table:table-cell>
          <table:table-cell table:style-name="טבלה9.A1" office:value-type="string">
            <text:p text:style-name="P12">AH = 08h</text:p>
          </table:table-cell>
        </table:table-row>
        <table:table-row table:style-name="TableLine2455443571056">
          <table:table-cell table:style-name="טבלה9.A1" office:value-type="string">
            <text:p text:style-name="P12"><text:span text:style-name="Strong_20_Emphasis"><text:span text:style-name="T4">Returns:</text:span></text:span></text:p>
          </table:table-cell>
          <table:table-cell table:style-name="טבלה9.A1" office:value-type="string">
            <text:p text:style-name="P12">AL = 8 bit data input</text:p>
          </table:table-cell>
        </table:table-row>
        <table:table-row table:style-name="TableLine2455443571056">
          <table:table-cell table:style-name="טבלה9.A1" office:value-type="string">
            <text:p text:style-name="P12"><text:span text:style-name="Strong_20_Emphasis"><text:span text:style-name="T4">Notes:</text:span></text:span></text:p>
          </table:table-cell>
          <table:table-cell table:style-name="טבלה9.A1" office:value-type="string">
            <text:p text:style-name="P12">If CTRL-C is detected INT 23h is executed.</text:p>
          </table:table-cell>
        </table:table-row>
      </table:table>
      <text:p text:style-name="P13">Function 09- Output character string</text:p>
      <table:table table:name="טבלה10" table:style-name="טבלה10">
        <table:table-column table:style-name="טבלה10.A"/>
        <table:table-column table:style-name="טבלה10.B"/>
        <table:table-row table:style-name="TableLine2455443562080">
          <table:table-cell table:style-name="טבלה10.A1" office:value-type="string">
            <text:p text:style-name="P12"><text:span text:style-name="Strong_20_Emphasis"><text:span text:style-name="T4">Action:</text:span></text:span></text:p>
          </table:table-cell>
          <table:table-cell table:style-name="טבלה10.A1" office:value-type="string">
            <text:p text:style-name="P12">Writes a string to the display.</text:p>
          </table:table-cell>
        </table:table-row>
        <table:table-row table:style-name="TableLine2455443562080">
          <table:table-cell table:style-name="טבלה10.A1" office:value-type="string">
            <text:p text:style-name="P12"><text:span text:style-name="Strong_20_Emphasis"><text:span text:style-name="T4">On entry:</text:span></text:span></text:p>
          </table:table-cell>
          <table:table-cell table:style-name="טבלה10.A1" office:value-type="string">
            <text:p text:style-name="P12">AH = 09h<text:line-break/>DS:DX = segment:offset of string</text:p>
          </table:table-cell>
        </table:table-row>
        <table:table-row table:style-name="TableLine2455443562080">
          <table:table-cell table:style-name="טבלה10.A1" office:value-type="string">
            <text:p text:style-name="P12"><text:span text:style-name="Strong_20_Emphasis"><text:span text:style-name="T4">Returns:</text:span></text:span></text:p>
          </table:table-cell>
          <table:table-cell table:style-name="טבלה10.A1" office:value-type="string">
            <text:p text:style-name="P12">Nothing</text:p>
          </table:table-cell>
        </table:table-row>
        <table:table-row table:style-name="TableLine2455443562080">
          <table:table-cell table:style-name="טבלה10.A1" office:value-type="string">
            <text:p text:style-name="P12"><text:span text:style-name="Strong_20_Emphasis"><text:span text:style-name="T4">Notes:</text:span></text:span></text:p>
          </table:table-cell>
          <table:table-cell table:style-name="טבלה10.A1" office:value-type="string">
            <text:p text:style-name="P12">The string must be terminated by the $ character (24h), which is not transmitted. Any ASCII codes can be embedded within the string.</text:p>
          </table:table-cell>
        </table:table-row>
      </table:table>
      <text:p text:style-name="P15"><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vid CLM1" svg:font-family="'David CLM'"/>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20:36:40.319000000</meta:creation-date>
    <dc:date>2021-03-03T20:56:01.918000000</dc:date>
    <meta:editing-duration>PT19M18S</meta:editing-duration>
    <meta:editing-cycles>10</meta:editing-cycles>
    <meta:generator>LibreOffice/7.1.0.3$Windows_X86_64 LibreOffice_project/f6099ecf3d29644b5008cc8f48f42f4a40986e4c</meta:generator>
    <meta:document-statistic meta:table-count="9" meta:image-count="0" meta:object-count="0" meta:page-count="2" meta:paragraph-count="83" meta:word-count="546" meta:character-count="2951" meta:non-whitespace-character-count="2482"/>
  </office:meta>
</office:document-meta>
</file>